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08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ecision" table:style-name="ta1">
        <table:shapes>
          <draw:frame draw:z-index="0" draw:style-name="gr1" draw:text-style-name="P1" svg:width="11.0894in" svg:height="3.5429in" svg:x="0.1402in" svg:y="8.2701in">
            <draw:object draw:notify-on-update-of-ranges="precision.A3:precision.A21 precision.A1:precision.A1 precision.M3:precision.M21 precision.A24:precision.A24 precision.M26:precision.M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Ermis Resul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e_id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ltiMediumBots-v1-t1</text:p>
          </table:table-cell>
          <table:table-cell office:value-type="float" office:value="0.52554023" calcext:value-type="float">
            <text:p>0.52554023</text:p>
          </table:table-cell>
          <table:table-cell office:value-type="float" office:value="0.8537972" calcext:value-type="float">
            <text:p>0.8537972</text:p>
          </table:table-cell>
          <table:table-cell office:value-type="float" office:value="0.9066961" calcext:value-type="float">
            <text:p>0.9066961</text:p>
          </table:table-cell>
          <table:table-cell office:value-type="float" office:value="0.91259295" calcext:value-type="float">
            <text:p>0.91259295</text:p>
          </table:table-cell>
          <table:table-cell office:value-type="float" office:value="0.91383624" calcext:value-type="float">
            <text:p>0.91383624</text:p>
          </table:table-cell>
          <table:table-cell table:number-columns-repeated="7" office:value-type="float" office:value="0.91597295" calcext:value-type="float">
            <text:p>0.91597295</text:p>
          </table:table-cell>
        </table:table-row>
        <table:table-row table:style-name="ro1">
          <table:table-cell office:value-type="string" calcext:value-type="string">
            <text:p>MultiMediumLargeBots-v1-t1</text:p>
          </table:table-cell>
          <table:table-cell office:value-type="float" office:value="0.22162329" calcext:value-type="float">
            <text:p>0.22162329</text:p>
          </table:table-cell>
          <table:table-cell office:value-type="float" office:value="0.41249448" calcext:value-type="float">
            <text:p>0.41249448</text:p>
          </table:table-cell>
          <table:table-cell office:value-type="float" office:value="0.45603958" calcext:value-type="float">
            <text:p>0.45603958</text:p>
          </table:table-cell>
          <table:table-cell office:value-type="float" office:value="0.5356346" calcext:value-type="float">
            <text:p>0.5356346</text:p>
          </table:table-cell>
          <table:table-cell office:value-type="float" office:value="0.5727692" calcext:value-type="float">
            <text:p>0.5727692</text:p>
          </table:table-cell>
          <table:table-cell office:value-type="float" office:value="0.5903037" calcext:value-type="float">
            <text:p>0.5903037</text:p>
          </table:table-cell>
          <table:table-cell office:value-type="float" office:value="0.60592455" calcext:value-type="float">
            <text:p>0.60592455</text:p>
          </table:table-cell>
          <table:table-cell office:value-type="float" office:value="0.6369604" calcext:value-type="float">
            <text:p>0.6369604</text:p>
          </table:table-cell>
          <table:table-cell office:value-type="float" office:value="0.676057" calcext:value-type="float">
            <text:p>0.676057</text:p>
          </table:table-cell>
          <table:table-cell office:value-type="float" office:value="0.6962283" calcext:value-type="float">
            <text:p>0.6962283</text:p>
          </table:table-cell>
          <table:table-cell table:number-columns-repeated="2" office:value-type="float" office:value="0.70168006" calcext:value-type="float">
            <text:p>0.70168006</text:p>
          </table:table-cell>
        </table:table-row>
        <table:table-row table:style-name="ro1">
          <table:table-cell office:value-type="string" calcext:value-type="string">
            <text:p>MultiMediumSmallBots-v1-t1</text:p>
          </table:table-cell>
          <table:table-cell office:value-type="float" office:value="0.6757132" calcext:value-type="float">
            <text:p>0.6757132</text:p>
          </table:table-cell>
          <table:table-cell office:value-type="float" office:value="0.87529206" calcext:value-type="float">
            <text:p>0.87529206</text:p>
          </table:table-cell>
          <table:table-cell office:value-type="float" office:value="0.9350592" calcext:value-type="float">
            <text:p>0.9350592</text:p>
          </table:table-cell>
          <table:table-cell table:number-columns-repeated="9" office:value-type="float" office:value="0.9362384" calcext:value-type="float">
            <text:p>0.9362384</text:p>
          </table:table-cell>
        </table:table-row>
        <table:table-row table:style-name="ro1">
          <table:table-cell office:value-type="string" calcext:value-type="string">
            <text:p>MultiMixed-v1-t1</text:p>
          </table:table-cell>
          <table:table-cell office:value-type="float" office:value="0.28326067" calcext:value-type="float">
            <text:p>0.28326067</text:p>
          </table:table-cell>
          <table:table-cell office:value-type="float" office:value="0.7853063" calcext:value-type="float">
            <text:p>0.7853063</text:p>
          </table:table-cell>
          <table:table-cell office:value-type="float" office:value="0.9127935" calcext:value-type="float">
            <text:p>0.9127935</text:p>
          </table:table-cell>
          <table:table-cell table:number-columns-repeated="9" office:value-type="float" office:value="0.91592336" calcext:value-type="float">
            <text:p>0.91592336</text:p>
          </table:table-cell>
        </table:table-row>
        <table:table-row table:style-name="ro1">
          <table:table-cell office:value-type="string" calcext:value-type="string">
            <text:p>MultiPeople-v1-t2</text:p>
          </table:table-cell>
          <table:table-cell office:value-type="float" office:value="0.19561075" calcext:value-type="float">
            <text:p>0.19561075</text:p>
          </table:table-cell>
          <table:table-cell office:value-type="float" office:value="0.56813717" calcext:value-type="float">
            <text:p>0.56813717</text:p>
          </table:table-cell>
          <table:table-cell office:value-type="float" office:value="0.7415781" calcext:value-type="float">
            <text:p>0.7415781</text:p>
          </table:table-cell>
          <table:table-cell table:number-columns-repeated="2" office:value-type="float" office:value="0.78409076" calcext:value-type="float">
            <text:p>0.78409076</text:p>
          </table:table-cell>
          <table:table-cell office:value-type="float" office:value="0.7857828" calcext:value-type="float">
            <text:p>0.7857828</text:p>
          </table:table-cell>
          <table:table-cell office:value-type="float" office:value="0.7870518" calcext:value-type="float">
            <text:p>0.7870518</text:p>
          </table:table-cell>
          <table:table-cell table:number-columns-repeated="3" office:value-type="float" office:value="0.78975916" calcext:value-type="float">
            <text:p>0.78975916</text:p>
          </table:table-cell>
          <table:table-cell table:number-columns-repeated="2" office:value-type="float" office:value="0.7922972" calcext:value-type="float">
            <text:p>0.7922972</text:p>
          </table:table-cell>
        </table:table-row>
        <table:table-row table:style-name="ro1">
          <table:table-cell office:value-type="string" calcext:value-type="string">
            <text:p>MultiPeople-v2-t1</text:p>
          </table:table-cell>
          <table:table-cell office:value-type="float" office:value="0.3426202" calcext:value-type="float">
            <text:p>0.3426202</text:p>
          </table:table-cell>
          <table:table-cell office:value-type="float" office:value="0.79900503" calcext:value-type="float">
            <text:p>0.79900503</text:p>
          </table:table-cell>
          <table:table-cell office:value-type="float" office:value="0.9625208" calcext:value-type="float">
            <text:p>0.9625208</text:p>
          </table:table-cell>
          <table:table-cell office:value-type="float" office:value="0.9774461" calcext:value-type="float">
            <text:p>0.9774461</text:p>
          </table:table-cell>
          <table:table-cell table:number-columns-repeated="8" office:value-type="float" office:value="0.9791044" calcext:value-type="float">
            <text:p>0.9791044</text:p>
          </table:table-cell>
        </table:table-row>
        <table:table-row table:style-name="ro1">
          <table:table-cell office:value-type="string" calcext:value-type="string">
            <text:p>MultiSmallBots-v1-t1</text:p>
          </table:table-cell>
          <table:table-cell office:value-type="float" office:value="0.7675262" calcext:value-type="float">
            <text:p>0.7675262</text:p>
          </table:table-cell>
          <table:table-cell office:value-type="float" office:value="0.7868745" calcext:value-type="float">
            <text:p>0.7868745</text:p>
          </table:table-cell>
          <table:table-cell office:value-type="float" office:value="0.78873086" calcext:value-type="float">
            <text:p>0.78873086</text:p>
          </table:table-cell>
          <table:table-cell table:number-columns-repeated="9" office:value-type="float" office:value="0.7899685" calcext:value-type="float">
            <text:p>0.7899685</text:p>
          </table:table-cell>
        </table:table-row>
        <table:table-row table:style-name="ro1">
          <table:table-cell office:value-type="string" calcext:value-type="string">
            <text:p>SingleLargeForkliftB-v1-t1</text:p>
          </table:table-cell>
          <table:table-cell office:value-type="float" office:value="0.0011904762" calcext:value-type="float">
            <text:p>0.0011904762</text:p>
          </table:table-cell>
          <table:table-cell office:value-type="float" office:value="0.022619048" calcext:value-type="float">
            <text:p>0.022619048</text:p>
          </table:table-cell>
          <table:table-cell office:value-type="float" office:value="0.07329932" calcext:value-type="float">
            <text:p>0.07329932</text:p>
          </table:table-cell>
          <table:table-cell office:value-type="float" office:value="0.1210771" calcext:value-type="float">
            <text:p>0.1210771</text:p>
          </table:table-cell>
          <table:table-cell office:value-type="float" office:value="0.18891157" calcext:value-type="float">
            <text:p>0.18891157</text:p>
          </table:table-cell>
          <table:table-cell office:value-type="float" office:value="0.3986848" calcext:value-type="float">
            <text:p>0.3986848</text:p>
          </table:table-cell>
          <table:table-cell office:value-type="float" office:value="0.5931293" calcext:value-type="float">
            <text:p>0.5931293</text:p>
          </table:table-cell>
          <table:table-cell table:number-columns-repeated="5" office:value-type="float" office:value="0.66297054" calcext:value-type="float">
            <text:p>0.66297054</text:p>
          </table:table-cell>
        </table:table-row>
        <table:table-row table:style-name="ro1">
          <table:table-cell office:value-type="string" calcext:value-type="string">
            <text:p>SingleLargeForkliftC-v1-t1</text:p>
          </table:table-cell>
          <table:table-cell office:value-type="float" office:value="0.0015723271" calcext:value-type="float">
            <text:p>0.0015723271</text:p>
          </table:table-cell>
          <table:table-cell office:value-type="float" office:value="0.10220126" calcext:value-type="float">
            <text:p>0.10220126</text:p>
          </table:table-cell>
          <table:table-cell office:value-type="float" office:value="0.21886793" calcext:value-type="float">
            <text:p>0.21886793</text:p>
          </table:table-cell>
          <table:table-cell office:value-type="float" office:value="0.3022799" calcext:value-type="float">
            <text:p>0.3022799</text:p>
          </table:table-cell>
          <table:table-cell office:value-type="float" office:value="0.32940254" calcext:value-type="float">
            <text:p>0.32940254</text:p>
          </table:table-cell>
          <table:table-cell office:value-type="float" office:value="0.34158808" calcext:value-type="float">
            <text:p>0.34158808</text:p>
          </table:table-cell>
          <table:table-cell office:value-type="float" office:value="0.35117927" calcext:value-type="float">
            <text:p>0.35117927</text:p>
          </table:table-cell>
          <table:table-cell office:value-type="float" office:value="0.36930594" calcext:value-type="float">
            <text:p>0.36930594</text:p>
          </table:table-cell>
          <table:table-cell office:value-type="float" office:value="0.46600407" calcext:value-type="float">
            <text:p>0.46600407</text:p>
          </table:table-cell>
          <table:table-cell office:value-type="float" office:value="0.60947895" calcext:value-type="float">
            <text:p>0.60947895</text:p>
          </table:table-cell>
          <table:table-cell table:number-columns-repeated="2" office:value-type="float" office:value="0.63436097" calcext:value-type="float">
            <text:p>0.63436097</text:p>
          </table:table-cell>
        </table:table-row>
        <table:table-row table:style-name="ro1">
          <table:table-cell office:value-type="string" calcext:value-type="string">
            <text:p>SingleMediumCarter-v1-t1</text:p>
          </table:table-cell>
          <table:table-cell office:value-type="float" office:value="0.37460694" calcext:value-type="float">
            <text:p>0.37460694</text:p>
          </table:table-cell>
          <table:table-cell office:value-type="float" office:value="0.5613208" calcext:value-type="float">
            <text:p>0.5613208</text:p>
          </table:table-cell>
          <table:table-cell office:value-type="float" office:value="0.7806604" calcext:value-type="float">
            <text:p>0.7806604</text:p>
          </table:table-cell>
          <table:table-cell table:number-columns-repeated="9" office:value-type="float" office:value="0.7877358" calcext:value-type="float">
            <text:p>0.7877358</text:p>
          </table:table-cell>
        </table:table-row>
        <table:table-row table:style-name="ro1">
          <table:table-cell office:value-type="string" calcext:value-type="string">
            <text:p>SingleMediumJackal-v1-t1</text:p>
          </table:table-cell>
          <table:table-cell office:value-type="float" office:value="0.6810078" calcext:value-type="float">
            <text:p>0.6810078</text:p>
          </table:table-cell>
          <table:table-cell office:value-type="float" office:value="0.8391473" calcext:value-type="float">
            <text:p>0.8391473</text:p>
          </table:table-cell>
          <table:table-cell table:number-columns-repeated="10" office:value-type="float" office:value="0.84844965" calcext:value-type="float">
            <text:p>0.84844965</text:p>
          </table:table-cell>
        </table:table-row>
        <table:table-row table:style-name="ro1">
          <table:table-cell office:value-type="string" calcext:value-type="string">
            <text:p>SingleMediumJackal-v1-t2</text:p>
          </table:table-cell>
          <table:table-cell office:value-type="float" office:value="0.58877724" calcext:value-type="float">
            <text:p>0.58877724</text:p>
          </table:table-cell>
          <table:table-cell table:number-columns-repeated="11" office:value-type="float" office:value="0.7194305" calcext:value-type="float">
            <text:p>0.7194305</text:p>
          </table:table-cell>
        </table:table-row>
        <table:table-row table:style-name="ro1">
          <table:table-cell office:value-type="string" calcext:value-type="string">
            <text:p>SingleMediumTransporter-v1-t1</text:p>
          </table:table-cell>
          <table:table-cell office:value-type="float" office:value="0.034755137" calcext:value-type="float">
            <text:p>0.034755137</text:p>
          </table:table-cell>
          <table:table-cell office:value-type="float" office:value="0.25742498" calcext:value-type="float">
            <text:p>0.25742498</text:p>
          </table:table-cell>
          <table:table-cell office:value-type="float" office:value="0.5838073" calcext:value-type="float">
            <text:p>0.5838073</text:p>
          </table:table-cell>
          <table:table-cell office:value-type="float" office:value="0.77709323" calcext:value-type="float">
            <text:p>0.77709323</text:p>
          </table:table-cell>
          <table:table-cell office:value-type="float" office:value="0.83949447" calcext:value-type="float">
            <text:p>0.83949447</text:p>
          </table:table-cell>
          <table:table-cell office:value-type="float" office:value="0.85213274" calcext:value-type="float">
            <text:p>0.85213274</text:p>
          </table:table-cell>
          <table:table-cell table:number-columns-repeated="6" office:value-type="float" office:value="0.86753553" calcext:value-type="float">
            <text:p>0.86753553</text:p>
          </table:table-cell>
        </table:table-row>
        <table:table-row table:style-name="ro1">
          <table:table-cell office:value-type="string" calcext:value-type="string">
            <text:p>SinglePerson-v1-t1</text:p>
          </table:table-cell>
          <table:table-cell office:value-type="float" office:value="0.2589643" calcext:value-type="float">
            <text:p>0.2589643</text:p>
          </table:table-cell>
          <table:table-cell office:value-type="float" office:value="0.8452143" calcext:value-type="float">
            <text:p>0.8452143</text:p>
          </table:table-cell>
          <table:table-cell table:number-columns-repeated="10" office:value-type="float" office:value="0.88021433" calcext:value-type="float">
            <text:p>0.88021433</text:p>
          </table:table-cell>
        </table:table-row>
        <table:table-row table:style-name="ro1">
          <table:table-cell office:value-type="string" calcext:value-type="string">
            <text:p>SinglePerson-v2-t1</text:p>
          </table:table-cell>
          <table:table-cell office:value-type="float" office:value="0.20764604" calcext:value-type="float">
            <text:p>0.20764604</text:p>
          </table:table-cell>
          <table:table-cell office:value-type="float" office:value="0.6889175" calcext:value-type="float">
            <text:p>0.6889175</text:p>
          </table:table-cell>
          <table:table-cell office:value-type="float" office:value="0.8590206" calcext:value-type="float">
            <text:p>0.8590206</text:p>
          </table:table-cell>
          <table:table-cell office:value-type="float" office:value="0.9002577" calcext:value-type="float">
            <text:p>0.9002577</text:p>
          </table:table-cell>
          <table:table-cell table:number-columns-repeated="8" office:value-type="float" office:value="0.9054123" calcext:value-type="float">
            <text:p>0.9054123</text:p>
          </table:table-cell>
        </table:table-row>
        <table:table-row table:style-name="ro1">
          <table:table-cell office:value-type="string" calcext:value-type="string">
            <text:p>SinglePerson-v3-t1</text:p>
          </table:table-cell>
          <table:table-cell office:value-type="float" office:value="0.15713094" calcext:value-type="float">
            <text:p>0.15713094</text:p>
          </table:table-cell>
          <table:table-cell office:value-type="float" office:value="0.4501726" calcext:value-type="float">
            <text:p>0.4501726</text:p>
          </table:table-cell>
          <table:table-cell office:value-type="float" office:value="0.6657559" calcext:value-type="float">
            <text:p>0.6657559</text:p>
          </table:table-cell>
          <table:table-cell table:number-columns-repeated="9" office:value-type="float" office:value="0.7482559" calcext:value-type="float">
            <text:p>0.7482559</text:p>
          </table:table-cell>
        </table:table-row>
        <table:table-row table:style-name="ro1">
          <table:table-cell office:value-type="string" calcext:value-type="string">
            <text:p>SinglePerson-v4-t1</text:p>
          </table:table-cell>
          <table:table-cell office:value-type="float" office:value="0.032828283" calcext:value-type="float">
            <text:p>0.032828283</text:p>
          </table:table-cell>
          <table:table-cell office:value-type="float" office:value="0.11784512" calcext:value-type="float">
            <text:p>0.11784512</text:p>
          </table:table-cell>
          <table:table-cell office:value-type="float" office:value="0.24410775" calcext:value-type="float">
            <text:p>0.24410775</text:p>
          </table:table-cell>
          <table:table-cell office:value-type="float" office:value="0.37727273" calcext:value-type="float">
            <text:p>0.37727273</text:p>
          </table:table-cell>
          <table:table-cell office:value-type="float" office:value="0.48838383" calcext:value-type="float">
            <text:p>0.48838383</text:p>
          </table:table-cell>
          <table:table-cell office:value-type="float" office:value="0.5262626" calcext:value-type="float">
            <text:p>0.5262626</text:p>
          </table:table-cell>
          <table:table-cell office:value-type="float" office:value="0.5616161" calcext:value-type="float">
            <text:p>0.5616161</text:p>
          </table:table-cell>
          <table:table-cell office:value-type="float" office:value="0.570202" calcext:value-type="float">
            <text:p>0.570202</text:p>
          </table:table-cell>
          <table:table-cell office:value-type="float" office:value="0.5752525" calcext:value-type="float">
            <text:p>0.5752525</text:p>
          </table:table-cell>
          <table:table-cell office:value-type="float" office:value="0.5863636" calcext:value-type="float">
            <text:p>0.5863636</text:p>
          </table:table-cell>
          <table:table-cell table:number-columns-repeated="2" office:value-type="float" office:value="0.59814817" calcext:value-type="float">
            <text:p>0.59814817</text:p>
          </table:table-cell>
        </table:table-row>
        <table:table-row table:style-name="ro1">
          <table:table-cell office:value-type="string" calcext:value-type="string">
            <text:p>SingleSmallJetbot-v1-t5</text:p>
          </table:table-cell>
          <table:table-cell office:value-type="float" office:value="0.60747665" calcext:value-type="float">
            <text:p>0.60747665</text:p>
          </table:table-cell>
          <table:table-cell office:value-type="float" office:value="0.7990654" calcext:value-type="float">
            <text:p>0.7990654</text:p>
          </table:table-cell>
          <table:table-cell office:value-type="float" office:value="0.932243" calcext:value-type="float">
            <text:p>0.932243</text:p>
          </table:table-cell>
          <table:table-cell table:number-columns-repeated="9" office:value-type="float" office:value="0.9509346" calcext:value-type="float">
            <text:p>0.9509346</text:p>
          </table:table-cell>
        </table:table-row>
        <table:table-row table:style-name="ro1">
          <table:table-cell office:value-type="string" calcext:value-type="string">
            <text:p>SingleSmallKaya-v1-t1</text:p>
          </table:table-cell>
          <table:table-cell office:value-type="float" office:value="0.006025382" calcext:value-type="float">
            <text:p>0.006025382</text:p>
          </table:table-cell>
          <table:table-cell office:value-type="float" office:value="0.029610287" calcext:value-type="float">
            <text:p>0.029610287</text:p>
          </table:table-cell>
          <table:table-cell office:value-type="float" office:value="0.06734613" calcext:value-type="float">
            <text:p>0.06734613</text:p>
          </table:table-cell>
          <table:table-cell office:value-type="float" office:value="0.27803797" calcext:value-type="float">
            <text:p>0.27803797</text:p>
          </table:table-cell>
          <table:table-cell table:number-columns-repeated="8" office:value-type="float" office:value="0.67033356" calcext:value-type="float">
            <text:p>0.67033356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313888221979141" calcext:value-type="float">
            <text:p>0.313888221979141</text:p>
          </table:table-cell>
          <table:table-cell office:value-type="float" office:value="0.55336195230484" calcext:value-type="float">
            <text:p>0.55336195230484</text:p>
          </table:table-cell>
          <table:table-cell office:value-type="float" office:value="0.661927461624146" calcext:value-type="float">
            <text:p>0.661927461624146</text:p>
          </table:table-cell>
          <table:table-cell office:value-type="float" office:value="0.712786018848419" calcext:value-type="float">
            <text:p>0.712786018848419</text:p>
          </table:table-cell>
          <table:table-cell office:value-type="float" office:value="0.749941647052765" calcext:value-type="float">
            <text:p>0.749941647052765</text:p>
          </table:table-cell>
          <table:table-cell office:value-type="float" office:value="0.765406787395477" calcext:value-type="float">
            <text:p>0.765406787395477</text:p>
          </table:table-cell>
          <table:table-cell office:value-type="float" office:value="0.779705822467804" calcext:value-type="float">
            <text:p>0.779705822467804</text:p>
          </table:table-cell>
          <table:table-cell office:value-type="float" office:value="0.786563634872437" calcext:value-type="float">
            <text:p>0.786563634872437</text:p>
          </table:table-cell>
          <table:table-cell office:value-type="float" office:value="0.793976485729218" calcext:value-type="float">
            <text:p>0.793976485729218</text:p>
          </table:table-cell>
          <table:table-cell office:value-type="float" office:value="0.803174257278442" calcext:value-type="float">
            <text:p>0.803174257278442</text:p>
          </table:table-cell>
          <table:table-cell table:number-columns-repeated="2" office:value-type="float" office:value="0.805524587631226" calcext:value-type="float">
            <text:p>0.80552458763122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donis Resul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e_id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ltiMediumBots-v1-t1</text:p>
          </table:table-cell>
          <table:table-cell office:value-type="float" office:value="0.54791135" calcext:value-type="float">
            <text:p>0.54791135</text:p>
          </table:table-cell>
          <table:table-cell office:value-type="float" office:value="0.89104867" calcext:value-type="float">
            <text:p>0.89104867</text:p>
          </table:table-cell>
          <table:table-cell office:value-type="float" office:value="0.94117653" calcext:value-type="float">
            <text:p>0.94117653</text:p>
          </table:table-cell>
          <table:table-cell office:value-type="float" office:value="0.9475703" calcext:value-type="float">
            <text:p>0.9475703</text:p>
          </table:table-cell>
          <table:table-cell office:value-type="float" office:value="0.9509804" calcext:value-type="float">
            <text:p>0.9509804</text:p>
          </table:table-cell>
          <table:table-cell table:number-columns-repeated="7" office:value-type="float" office:value="0.95319694" calcext:value-type="float">
            <text:p>0.95319694</text:p>
          </table:table-cell>
        </table:table-row>
        <table:table-row table:style-name="ro1">
          <table:table-cell office:value-type="string" calcext:value-type="string">
            <text:p>MultiMediumLargeBots-v1-t1</text:p>
          </table:table-cell>
          <table:table-cell office:value-type="float" office:value="0.28106457" calcext:value-type="float">
            <text:p>0.28106457</text:p>
          </table:table-cell>
          <table:table-cell office:value-type="float" office:value="0.4922339" calcext:value-type="float">
            <text:p>0.4922339</text:p>
          </table:table-cell>
          <table:table-cell office:value-type="float" office:value="0.53045374" calcext:value-type="float">
            <text:p>0.53045374</text:p>
          </table:table-cell>
          <table:table-cell office:value-type="float" office:value="0.6062827" calcext:value-type="float">
            <text:p>0.6062827</text:p>
          </table:table-cell>
          <table:table-cell office:value-type="float" office:value="0.6321989" calcext:value-type="float">
            <text:p>0.6321989</text:p>
          </table:table-cell>
          <table:table-cell office:value-type="float" office:value="0.63830715" calcext:value-type="float">
            <text:p>0.63830715</text:p>
          </table:table-cell>
          <table:table-cell office:value-type="float" office:value="0.6444153" calcext:value-type="float">
            <text:p>0.6444153</text:p>
          </table:table-cell>
          <table:table-cell office:value-type="float" office:value="0.6701571" calcext:value-type="float">
            <text:p>0.6701571</text:p>
          </table:table-cell>
          <table:table-cell office:value-type="float" office:value="0.71640486" calcext:value-type="float">
            <text:p>0.71640486</text:p>
          </table:table-cell>
          <table:table-cell office:value-type="float" office:value="0.7635253" calcext:value-type="float">
            <text:p>0.7635253</text:p>
          </table:table-cell>
          <table:table-cell office:value-type="float" office:value="0.8036649" calcext:value-type="float">
            <text:p>0.8036649</text:p>
          </table:table-cell>
          <table:table-cell office:value-type="float" office:value="0.8246073" calcext:value-type="float">
            <text:p>0.8246073</text:p>
          </table:table-cell>
        </table:table-row>
        <table:table-row table:style-name="ro1">
          <table:table-cell office:value-type="string" calcext:value-type="string">
            <text:p>MultiMediumSmallBots-v1-t1</text:p>
          </table:table-cell>
          <table:table-cell office:value-type="float" office:value="0.6015385" calcext:value-type="float">
            <text:p>0.6015385</text:p>
          </table:table-cell>
          <table:table-cell office:value-type="float" office:value="0.8112821" calcext:value-type="float">
            <text:p>0.8112821</text:p>
          </table:table-cell>
          <table:table-cell office:value-type="float" office:value="0.8702565" calcext:value-type="float">
            <text:p>0.8702565</text:p>
          </table:table-cell>
          <table:table-cell table:number-columns-repeated="9" office:value-type="float" office:value="0.8715385" calcext:value-type="float">
            <text:p>0.8715385</text:p>
          </table:table-cell>
        </table:table-row>
        <table:table-row table:style-name="ro1">
          <table:table-cell office:value-type="string" calcext:value-type="string">
            <text:p>MultiMixed-v1-t1</text:p>
          </table:table-cell>
          <table:table-cell office:value-type="float" office:value="0.24309154" calcext:value-type="float">
            <text:p>0.24309154</text:p>
          </table:table-cell>
          <table:table-cell office:value-type="float" office:value="0.76856655" calcext:value-type="float">
            <text:p>0.76856655</text:p>
          </table:table-cell>
          <table:table-cell office:value-type="float" office:value="0.8873057" calcext:value-type="float">
            <text:p>0.8873057</text:p>
          </table:table-cell>
          <table:table-cell table:number-columns-repeated="7" office:value-type="float" office:value="0.8907599" calcext:value-type="float">
            <text:p>0.8907599</text:p>
          </table:table-cell>
          <table:table-cell table:number-columns-repeated="2" office:value-type="float" office:value="0.89248705" calcext:value-type="float">
            <text:p>0.89248705</text:p>
          </table:table-cell>
        </table:table-row>
        <table:table-row table:style-name="ro1">
          <table:table-cell office:value-type="string" calcext:value-type="string">
            <text:p>MultiPeople-v1-t2</text:p>
          </table:table-cell>
          <table:table-cell office:value-type="float" office:value="0.2578125" calcext:value-type="float">
            <text:p>0.2578125</text:p>
          </table:table-cell>
          <table:table-cell office:value-type="float" office:value="0.6145833" calcext:value-type="float">
            <text:p>0.6145833</text:p>
          </table:table-cell>
          <table:table-cell office:value-type="float" office:value="0.76996523" calcext:value-type="float">
            <text:p>0.76996523</text:p>
          </table:table-cell>
          <table:table-cell table:number-columns-repeated="2" office:value-type="float" office:value="0.80034727" calcext:value-type="float">
            <text:p>0.80034727</text:p>
          </table:table-cell>
          <table:table-cell table:number-columns-repeated="7" office:value-type="float" office:value="0.8020833" calcext:value-type="float">
            <text:p>0.8020833</text:p>
          </table:table-cell>
        </table:table-row>
        <table:table-row table:style-name="ro1">
          <table:table-cell office:value-type="string" calcext:value-type="string">
            <text:p>MultiPeople-v2-t1</text:p>
          </table:table-cell>
          <table:table-cell office:value-type="float" office:value="0.3280702" calcext:value-type="float">
            <text:p>0.3280702</text:p>
          </table:table-cell>
          <table:table-cell office:value-type="float" office:value="0.7622806" calcext:value-type="float">
            <text:p>0.7622806</text:p>
          </table:table-cell>
          <table:table-cell office:value-type="float" office:value="0.9052632" calcext:value-type="float">
            <text:p>0.9052632</text:p>
          </table:table-cell>
          <table:table-cell table:number-columns-repeated="9" office:value-type="float" office:value="0.9157895" calcext:value-type="float">
            <text:p>0.9157895</text:p>
          </table:table-cell>
        </table:table-row>
        <table:table-row table:style-name="ro1">
          <table:table-cell office:value-type="string" calcext:value-type="string">
            <text:p>MultiSmallBots-v1-t1</text:p>
          </table:table-cell>
          <table:table-cell office:value-type="float" office:value="0.8228115" calcext:value-type="float">
            <text:p>0.8228115</text:p>
          </table:table-cell>
          <table:table-cell office:value-type="float" office:value="0.8423822" calcext:value-type="float">
            <text:p>0.8423822</text:p>
          </table:table-cell>
          <table:table-cell table:number-columns-repeated="2" office:value-type="float" office:value="0.84301347" calcext:value-type="float">
            <text:p>0.84301347</text:p>
          </table:table-cell>
          <table:table-cell office:value-type="float" office:value="0.844697" calcext:value-type="float">
            <text:p>0.844697</text:p>
          </table:table-cell>
          <table:table-cell table:number-columns-repeated="5" office:value-type="float" office:value="0.84638053" calcext:value-type="float">
            <text:p>0.84638053</text:p>
          </table:table-cell>
          <table:table-cell table:number-columns-repeated="2" office:value-type="float" office:value="0.848064" calcext:value-type="float">
            <text:p>0.848064</text:p>
          </table:table-cell>
        </table:table-row>
        <table:table-row table:style-name="ro1">
          <table:table-cell office:value-type="string" calcext:value-type="string">
            <text:p>SingleLargeForkliftB-v1-t1</text:p>
          </table:table-cell>
          <table:table-cell office:value-type="float" office:value="0.004385965" calcext:value-type="float">
            <text:p>0.004385965</text:p>
          </table:table-cell>
          <table:table-cell office:value-type="float" office:value="0.022807015" calcext:value-type="float">
            <text:p>0.022807015</text:p>
          </table:table-cell>
          <table:table-cell office:value-type="float" office:value="0.06140351" calcext:value-type="float">
            <text:p>0.06140351</text:p>
          </table:table-cell>
          <table:table-cell office:value-type="float" office:value="0.13508773" calcext:value-type="float">
            <text:p>0.13508773</text:p>
          </table:table-cell>
          <table:table-cell office:value-type="float" office:value="0.2903509" calcext:value-type="float">
            <text:p>0.2903509</text:p>
          </table:table-cell>
          <table:table-cell office:value-type="float" office:value="0.45087722" calcext:value-type="float">
            <text:p>0.45087722</text:p>
          </table:table-cell>
          <table:table-cell office:value-type="float" office:value="0.6771929" calcext:value-type="float">
            <text:p>0.6771929</text:p>
          </table:table-cell>
          <table:table-cell table:number-columns-repeated="3" office:value-type="float" office:value="0.7298245" calcext:value-type="float">
            <text:p>0.7298245</text:p>
          </table:table-cell>
          <table:table-cell table:number-columns-repeated="2" office:value-type="float" office:value="0.74035084" calcext:value-type="float">
            <text:p>0.74035084</text:p>
          </table:table-cell>
        </table:table-row>
        <table:table-row table:style-name="ro1">
          <table:table-cell office:value-type="string" calcext:value-type="string">
            <text:p>SingleLargeForkliftC-v1-t1</text:p>
          </table:table-cell>
          <table:table-cell office:value-type="float" office:value="0.0026455026" calcext:value-type="float">
            <text:p>0.0026455026</text:p>
          </table:table-cell>
          <table:table-cell office:value-type="float" office:value="0.07936508" calcext:value-type="float">
            <text:p>0.07936508</text:p>
          </table:table-cell>
          <table:table-cell office:value-type="float" office:value="0.24338624" calcext:value-type="float">
            <text:p>0.24338624</text:p>
          </table:table-cell>
          <table:table-cell office:value-type="float" office:value="0.34126985" calcext:value-type="float">
            <text:p>0.34126985</text:p>
          </table:table-cell>
          <table:table-cell office:value-type="float" office:value="0.37037036" calcext:value-type="float">
            <text:p>0.37037036</text:p>
          </table:table-cell>
          <table:table-cell office:value-type="float" office:value="0.39417988" calcext:value-type="float">
            <text:p>0.39417988</text:p>
          </table:table-cell>
          <table:table-cell office:value-type="float" office:value="0.41269842" calcext:value-type="float">
            <text:p>0.41269842</text:p>
          </table:table-cell>
          <table:table-cell office:value-type="float" office:value="0.43386245" calcext:value-type="float">
            <text:p>0.43386245</text:p>
          </table:table-cell>
          <table:table-cell office:value-type="float" office:value="0.5343915" calcext:value-type="float">
            <text:p>0.5343915</text:p>
          </table:table-cell>
          <table:table-cell office:value-type="float" office:value="0.67460316" calcext:value-type="float">
            <text:p>0.67460316</text:p>
          </table:table-cell>
          <table:table-cell office:value-type="float" office:value="0.73015875" calcext:value-type="float">
            <text:p>0.73015875</text:p>
          </table:table-cell>
          <table:table-cell office:value-type="float" office:value="0.7619048" calcext:value-type="float">
            <text:p>0.7619048</text:p>
          </table:table-cell>
        </table:table-row>
        <table:table-row table:style-name="ro1">
          <table:table-cell office:value-type="string" calcext:value-type="string">
            <text:p>SingleMediumCarter-v1-t1</text:p>
          </table:table-cell>
          <table:table-cell office:value-type="float" office:value="0.48421052" calcext:value-type="float">
            <text:p>0.48421052</text:p>
          </table:table-cell>
          <table:table-cell office:value-type="float" office:value="0.8736842" calcext:value-type="float">
            <text:p>0.8736842</text:p>
          </table:table-cell>
          <table:table-cell office:value-type="float" office:value="0.91052634" calcext:value-type="float">
            <text:p>0.91052634</text:p>
          </table:table-cell>
          <table:table-cell table:number-columns-repeated="9" office:value-type="float" office:value="0.9157895" calcext:value-type="float">
            <text:p>0.9157895</text:p>
          </table:table-cell>
        </table:table-row>
        <table:table-row table:style-name="ro1">
          <table:table-cell office:value-type="string" calcext:value-type="string">
            <text:p>SingleMediumJackal-v1-t1</text:p>
          </table:table-cell>
          <table:table-cell office:value-type="float" office:value="0.6791444" calcext:value-type="float">
            <text:p>0.6791444</text:p>
          </table:table-cell>
          <table:table-cell office:value-type="float" office:value="0.8663102" calcext:value-type="float">
            <text:p>0.8663102</text:p>
          </table:table-cell>
          <table:table-cell table:number-columns-repeated="10" office:value-type="float" office:value="0.8930481" calcext:value-type="float">
            <text:p>0.8930481</text:p>
          </table:table-cell>
        </table:table-row>
        <table:table-row table:style-name="ro1">
          <table:table-cell office:value-type="string" calcext:value-type="string">
            <text:p>SingleMediumJackal-v1-t2</text:p>
          </table:table-cell>
          <table:table-cell office:value-type="float" office:value="0.69148934" calcext:value-type="float">
            <text:p>0.69148934</text:p>
          </table:table-cell>
          <table:table-cell office:value-type="float" office:value="0.89361703" calcext:value-type="float">
            <text:p>0.89361703</text:p>
          </table:table-cell>
          <table:table-cell table:number-columns-repeated="10" office:value-type="float" office:value="0.89893615" calcext:value-type="float">
            <text:p>0.89893615</text:p>
          </table:table-cell>
        </table:table-row>
        <table:table-row table:style-name="ro1">
          <table:table-cell office:value-type="string" calcext:value-type="string">
            <text:p>SingleMediumTransporter-v1-t1</text:p>
          </table:table-cell>
          <table:table-cell office:value-type="float" office:value="0.07936508" calcext:value-type="float">
            <text:p>0.07936508</text:p>
          </table:table-cell>
          <table:table-cell office:value-type="float" office:value="0.43915343" calcext:value-type="float">
            <text:p>0.43915343</text:p>
          </table:table-cell>
          <table:table-cell office:value-type="float" office:value="0.74603176" calcext:value-type="float">
            <text:p>0.74603176</text:p>
          </table:table-cell>
          <table:table-cell office:value-type="float" office:value="0.86243385" calcext:value-type="float">
            <text:p>0.86243385</text:p>
          </table:table-cell>
          <table:table-cell office:value-type="float" office:value="0.8835979" calcext:value-type="float">
            <text:p>0.8835979</text:p>
          </table:table-cell>
          <table:table-cell office:value-type="float" office:value="0.9100529" calcext:value-type="float">
            <text:p>0.9100529</text:p>
          </table:table-cell>
          <table:table-cell table:number-columns-repeated="6" office:value-type="float" office:value="0.91534394" calcext:value-type="float">
            <text:p>0.91534394</text:p>
          </table:table-cell>
        </table:table-row>
        <table:table-row table:style-name="ro1">
          <table:table-cell office:value-type="string" calcext:value-type="string">
            <text:p>SinglePerson-v1-t1</text:p>
          </table:table-cell>
          <table:table-cell office:value-type="float" office:value="0.2642487" calcext:value-type="float">
            <text:p>0.2642487</text:p>
          </table:table-cell>
          <table:table-cell office:value-type="float" office:value="0.88082904" calcext:value-type="float">
            <text:p>0.88082904</text:p>
          </table:table-cell>
          <table:table-cell table:number-columns-repeated="10" office:value-type="float" office:value="0.91709846" calcext:value-type="float">
            <text:p>0.91709846</text:p>
          </table:table-cell>
        </table:table-row>
        <table:table-row table:style-name="ro1">
          <table:table-cell office:value-type="string" calcext:value-type="string">
            <text:p>SinglePerson-v2-t1</text:p>
          </table:table-cell>
          <table:table-cell office:value-type="float" office:value="0.2286213" calcext:value-type="float">
            <text:p>0.2286213</text:p>
          </table:table-cell>
          <table:table-cell office:value-type="float" office:value="0.6396161" calcext:value-type="float">
            <text:p>0.6396161</text:p>
          </table:table-cell>
          <table:table-cell office:value-type="float" office:value="0.80715525" calcext:value-type="float">
            <text:p>0.80715525</text:p>
          </table:table-cell>
          <table:table-cell office:value-type="float" office:value="0.8490401" calcext:value-type="float">
            <text:p>0.8490401</text:p>
          </table:table-cell>
          <table:table-cell table:number-columns-repeated="8" office:value-type="float" office:value="0.8542757" calcext:value-type="float">
            <text:p>0.8542757</text:p>
          </table:table-cell>
        </table:table-row>
        <table:table-row table:style-name="ro1">
          <table:table-cell office:value-type="string" calcext:value-type="string">
            <text:p>SinglePerson-v3-t1</text:p>
          </table:table-cell>
          <table:table-cell office:value-type="float" office:value="0.17894737" calcext:value-type="float">
            <text:p>0.17894737</text:p>
          </table:table-cell>
          <table:table-cell office:value-type="float" office:value="0.45789474" calcext:value-type="float">
            <text:p>0.45789474</text:p>
          </table:table-cell>
          <table:table-cell office:value-type="float" office:value="0.7236842" calcext:value-type="float">
            <text:p>0.7236842</text:p>
          </table:table-cell>
          <table:table-cell table:number-columns-repeated="9" office:value-type="float" office:value="0.7894737" calcext:value-type="float">
            <text:p>0.7894737</text:p>
          </table:table-cell>
        </table:table-row>
        <table:table-row table:style-name="ro1">
          <table:table-cell office:value-type="string" calcext:value-type="string">
            <text:p>SinglePerson-v4-t1</text:p>
          </table:table-cell>
          <table:table-cell office:value-type="float" office:value="0.08791209" calcext:value-type="float">
            <text:p>0.08791209</text:p>
          </table:table-cell>
          <table:table-cell office:value-type="float" office:value="0.27747253" calcext:value-type="float">
            <text:p>0.27747253</text:p>
          </table:table-cell>
          <table:table-cell office:value-type="float" office:value="0.3489011" calcext:value-type="float">
            <text:p>0.3489011</text:p>
          </table:table-cell>
          <table:table-cell office:value-type="float" office:value="0.49725273" calcext:value-type="float">
            <text:p>0.49725273</text:p>
          </table:table-cell>
          <table:table-cell office:value-type="float" office:value="0.61538464" calcext:value-type="float">
            <text:p>0.61538464</text:p>
          </table:table-cell>
          <table:table-cell office:value-type="float" office:value="0.6868132" calcext:value-type="float">
            <text:p>0.6868132</text:p>
          </table:table-cell>
          <table:table-cell office:value-type="float" office:value="0.72527474" calcext:value-type="float">
            <text:p>0.72527474</text:p>
          </table:table-cell>
          <table:table-cell office:value-type="float" office:value="0.77472526" calcext:value-type="float">
            <text:p>0.77472526</text:p>
          </table:table-cell>
          <table:table-cell office:value-type="float" office:value="0.78571427" calcext:value-type="float">
            <text:p>0.78571427</text:p>
          </table:table-cell>
          <table:table-cell office:value-type="float" office:value="0.8076923" calcext:value-type="float">
            <text:p>0.8076923</text:p>
          </table:table-cell>
          <table:table-cell table:number-columns-repeated="2" office:value-type="float" office:value="0.85714287" calcext:value-type="float">
            <text:p>0.85714287</text:p>
          </table:table-cell>
        </table:table-row>
        <table:table-row table:style-name="ro1">
          <table:table-cell office:value-type="string" calcext:value-type="string">
            <text:p>SingleSmallJetbot-v1-t5</text:p>
          </table:table-cell>
          <table:table-cell office:value-type="float" office:value="0.65555555" calcext:value-type="float">
            <text:p>0.65555555</text:p>
          </table:table-cell>
          <table:table-cell office:value-type="float" office:value="0.76666665" calcext:value-type="float">
            <text:p>0.76666665</text:p>
          </table:table-cell>
          <table:table-cell table:number-columns-repeated="10" office:value-type="float" office:value="0.9111111" calcext:value-type="float">
            <text:p>0.9111111</text:p>
          </table:table-cell>
        </table:table-row>
        <table:table-row table:style-name="ro1">
          <table:table-cell office:value-type="string" calcext:value-type="string">
            <text:p>SingleSmallKaya-v1-t1</text:p>
          </table:table-cell>
          <table:table-cell office:value-type="float" office:value="0.8756757" calcext:value-type="float">
            <text:p>0.8756757</text:p>
          </table:table-cell>
          <table:table-cell office:value-type="float" office:value="0.9081081" calcext:value-type="float">
            <text:p>0.9081081</text:p>
          </table:table-cell>
          <table:table-cell table:number-columns-repeated="10" office:value-type="float" office:value="0.91351354" calcext:value-type="float">
            <text:p>0.91351354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384973764419556" calcext:value-type="float">
            <text:p>0.384973764419556</text:p>
          </table:table-cell>
          <table:table-cell office:value-type="float" office:value="0.646731555461884" calcext:value-type="float">
            <text:p>0.646731555461884</text:p>
          </table:table-cell>
          <table:table-cell office:value-type="float" office:value="0.743275165557861" calcext:value-type="float">
            <text:p>0.743275165557861</text:p>
          </table:table-cell>
          <table:table-cell office:value-type="float" office:value="0.77891343832016" calcext:value-type="float">
            <text:p>0.77891343832016</text:p>
          </table:table-cell>
          <table:table-cell office:value-type="float" office:value="0.797855854034424" calcext:value-type="float">
            <text:p>0.797855854034424</text:p>
          </table:table-cell>
          <table:table-cell office:value-type="float" office:value="0.813327610492706" calcext:value-type="float">
            <text:p>0.813327610492706</text:p>
          </table:table-cell>
          <table:table-cell office:value-type="float" office:value="0.828837871551514" calcext:value-type="float">
            <text:p>0.828837871551514</text:p>
          </table:table-cell>
          <table:table-cell office:value-type="float" office:value="0.83667927980423" calcext:value-type="float">
            <text:p>0.83667927980423</text:p>
          </table:table-cell>
          <table:table-cell office:value-type="float" office:value="0.844982862472534" calcext:value-type="float">
            <text:p>0.844982862472534</text:p>
          </table:table-cell>
          <table:table-cell office:value-type="float" office:value="0.855999171733856" calcext:value-type="float">
            <text:p>0.855999171733856</text:p>
          </table:table-cell>
          <table:table-cell office:value-type="float" office:value="0.864371836185455" calcext:value-type="float">
            <text:p>0.864371836185455</text:p>
          </table:table-cell>
          <table:table-cell office:value-type="float" office:value="0.86714494228363" calcext:value-type="float">
            <text:p>0.867144942283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5">00/00/0000</text:date>, <text:time style:data-style-name="N2" text:time-value="16:40:28.6802822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05T17:12:56.871062682</dc:date>
    <meta:editing-duration>PT13M21S</meta:editing-duration>
    <meta:editing-cycles>4</meta:editing-cycles>
    <meta:generator>LibreOffice/24.2.5.2$Linux_X86_64 LibreOffice_project/420$Build-2</meta:generator>
    <meta:document-statistic meta:table-count="1" meta:cell-count="54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mean-value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5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svg:stroke-color="#004586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mean-valu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168cm" svg:height="9cm" xlink:href=".." xlink:type="simple" chart:class="chart:line" chart:style-name="ch1">
        <chart:legend chart:legend-position="end" svg:x="23.358cm" svg:y="3.454cm" style:legend-expansion="high" chart:style-name="ch2"/>
        <chart:plot-area chart:style-name="ch3" table:cell-range-address="precision.A3:precision.A21 precision.A1:precision.A1 precision.M3:precision.M21 precision.A24:precision.A24 precision.M26:precision.M44" chart:data-source-has-labels="both" svg:x="0.563cm" svg:y="0.18cm" svg:width="22.232cm" svg:height="8.64cm">
          <chart:coordinate-region svg:x="3.174cm" svg:y="0.379cm" svg:width="19.48cm" svg:height="4.505cm"/>
          <chart:axis chart:dimension="x" chart:name="primary-x" chart:style-name="ch4" chartooo:axis-type="auto">
            <chartooo:date-scale/>
            <chart:categories table:cell-range-address="precision.A3:precision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ecision.M3:precision.M21" chart:label-cell-address="precision.A1:precision.A1" chart:class="chart:line">
            <chart:mean-value chart:style-name="ch8"/>
            <chart:regression-curve chart:style-name="ch9"/>
            <chart:data-point chart:repeated="19"/>
          </chart:series>
          <chart:series chart:style-name="ch10" chart:values-cell-range-address="precision.M26:precision.M44" chart:label-cell-address="precision.A24:precision.A24" chart:class="chart:line">
            <chart:mean-value chart:style-name="ch11"/>
            <chart:regression-curve chart:style-name="ch12"/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mis Results</text:p>
                <draw:g>
                  <svg:desc>precision.A1:precision.A1</svg:desc>
                </draw:g>
              </table:table-cell>
              <table:table-cell office:value-type="string">
                <text:p>Adonis Results</text:p>
                <draw:g>
                  <svg:desc>precision.A24:precision.A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ltiMediumBots-v1-t1</text:p>
                <draw:g>
                  <svg:desc>precision.A3:precision.A21</svg:desc>
                </draw:g>
              </table:table-cell>
              <table:table-cell office:value-type="float" office:value="0.91597295">
                <text:p>0.91597295</text:p>
                <draw:g>
                  <svg:desc>precision.M3:precision.M21</svg:desc>
                </draw:g>
              </table:table-cell>
              <table:table-cell office:value-type="float" office:value="0.95319694">
                <text:p>0.95319694</text:p>
                <draw:g>
                  <svg:desc>precision.M26:precision.M44</svg:desc>
                </draw:g>
              </table:table-cell>
            </table:table-row>
            <table:table-row>
              <table:table-cell office:value-type="string">
                <text:p>MultiMediumLargeBots-v1-t1</text:p>
              </table:table-cell>
              <table:table-cell office:value-type="float" office:value="0.70168006">
                <text:p>0.70168006</text:p>
              </table:table-cell>
              <table:table-cell office:value-type="float" office:value="0.8246073">
                <text:p>0.8246073</text:p>
              </table:table-cell>
            </table:table-row>
            <table:table-row>
              <table:table-cell office:value-type="string">
                <text:p>MultiMediumSmallBots-v1-t1</text:p>
              </table:table-cell>
              <table:table-cell office:value-type="float" office:value="0.9362384">
                <text:p>0.9362384</text:p>
              </table:table-cell>
              <table:table-cell office:value-type="float" office:value="0.8715385">
                <text:p>0.8715385</text:p>
              </table:table-cell>
            </table:table-row>
            <table:table-row>
              <table:table-cell office:value-type="string">
                <text:p>MultiMixed-v1-t1</text:p>
              </table:table-cell>
              <table:table-cell office:value-type="float" office:value="0.91592336">
                <text:p>0.91592336</text:p>
              </table:table-cell>
              <table:table-cell office:value-type="float" office:value="0.89248705">
                <text:p>0.89248705</text:p>
              </table:table-cell>
            </table:table-row>
            <table:table-row>
              <table:table-cell office:value-type="string">
                <text:p>MultiPeople-v1-t2</text:p>
              </table:table-cell>
              <table:table-cell office:value-type="float" office:value="0.7922972">
                <text:p>0.7922972</text:p>
              </table:table-cell>
              <table:table-cell office:value-type="float" office:value="0.8020833">
                <text:p>0.8020833</text:p>
              </table:table-cell>
            </table:table-row>
            <table:table-row>
              <table:table-cell office:value-type="string">
                <text:p>MultiPeople-v2-t1</text:p>
              </table:table-cell>
              <table:table-cell office:value-type="float" office:value="0.9791044">
                <text:p>0.9791044</text:p>
              </table:table-cell>
              <table:table-cell office:value-type="float" office:value="0.9157895">
                <text:p>0.9157895</text:p>
              </table:table-cell>
            </table:table-row>
            <table:table-row>
              <table:table-cell office:value-type="string">
                <text:p>MultiSmallBots-v1-t1</text:p>
              </table:table-cell>
              <table:table-cell office:value-type="float" office:value="0.7899685">
                <text:p>0.7899685</text:p>
              </table:table-cell>
              <table:table-cell office:value-type="float" office:value="0.848064">
                <text:p>0.848064</text:p>
              </table:table-cell>
            </table:table-row>
            <table:table-row>
              <table:table-cell office:value-type="string">
                <text:p>SingleLargeForkliftB-v1-t1</text:p>
              </table:table-cell>
              <table:table-cell office:value-type="float" office:value="0.66297054">
                <text:p>0.66297054</text:p>
              </table:table-cell>
              <table:table-cell office:value-type="float" office:value="0.74035084">
                <text:p>0.74035084</text:p>
              </table:table-cell>
            </table:table-row>
            <table:table-row>
              <table:table-cell office:value-type="string">
                <text:p>SingleLargeForkliftC-v1-t1</text:p>
              </table:table-cell>
              <table:table-cell office:value-type="float" office:value="0.63436097">
                <text:p>0.63436097</text:p>
              </table:table-cell>
              <table:table-cell office:value-type="float" office:value="0.7619048">
                <text:p>0.7619048</text:p>
              </table:table-cell>
            </table:table-row>
            <table:table-row>
              <table:table-cell office:value-type="string">
                <text:p>SingleMediumCarter-v1-t1</text:p>
              </table:table-cell>
              <table:table-cell office:value-type="float" office:value="0.7877358">
                <text:p>0.7877358</text:p>
              </table:table-cell>
              <table:table-cell office:value-type="float" office:value="0.9157895">
                <text:p>0.9157895</text:p>
              </table:table-cell>
            </table:table-row>
            <table:table-row>
              <table:table-cell office:value-type="string">
                <text:p>SingleMediumJackal-v1-t1</text:p>
              </table:table-cell>
              <table:table-cell office:value-type="float" office:value="0.84844965">
                <text:p>0.84844965</text:p>
              </table:table-cell>
              <table:table-cell office:value-type="float" office:value="0.8930481">
                <text:p>0.8930481</text:p>
              </table:table-cell>
            </table:table-row>
            <table:table-row>
              <table:table-cell office:value-type="string">
                <text:p>SingleMediumJackal-v1-t2</text:p>
              </table:table-cell>
              <table:table-cell office:value-type="float" office:value="0.7194305">
                <text:p>0.7194305</text:p>
              </table:table-cell>
              <table:table-cell office:value-type="float" office:value="0.89893615">
                <text:p>0.89893615</text:p>
              </table:table-cell>
            </table:table-row>
            <table:table-row>
              <table:table-cell office:value-type="string">
                <text:p>SingleMediumTransporter-v1-t1</text:p>
              </table:table-cell>
              <table:table-cell office:value-type="float" office:value="0.86753553">
                <text:p>0.86753553</text:p>
              </table:table-cell>
              <table:table-cell office:value-type="float" office:value="0.91534394">
                <text:p>0.91534394</text:p>
              </table:table-cell>
            </table:table-row>
            <table:table-row>
              <table:table-cell office:value-type="string">
                <text:p>SinglePerson-v1-t1</text:p>
              </table:table-cell>
              <table:table-cell office:value-type="float" office:value="0.88021433">
                <text:p>0.88021433</text:p>
              </table:table-cell>
              <table:table-cell office:value-type="float" office:value="0.91709846">
                <text:p>0.91709846</text:p>
              </table:table-cell>
            </table:table-row>
            <table:table-row>
              <table:table-cell office:value-type="string">
                <text:p>SinglePerson-v2-t1</text:p>
              </table:table-cell>
              <table:table-cell office:value-type="float" office:value="0.9054123">
                <text:p>0.9054123</text:p>
              </table:table-cell>
              <table:table-cell office:value-type="float" office:value="0.8542757">
                <text:p>0.8542757</text:p>
              </table:table-cell>
            </table:table-row>
            <table:table-row>
              <table:table-cell office:value-type="string">
                <text:p>SinglePerson-v3-t1</text:p>
              </table:table-cell>
              <table:table-cell office:value-type="float" office:value="0.7482559">
                <text:p>0.7482559</text:p>
              </table:table-cell>
              <table:table-cell office:value-type="float" office:value="0.7894737">
                <text:p>0.7894737</text:p>
              </table:table-cell>
            </table:table-row>
            <table:table-row>
              <table:table-cell office:value-type="string">
                <text:p>SinglePerson-v4-t1</text:p>
              </table:table-cell>
              <table:table-cell office:value-type="float" office:value="0.59814817">
                <text:p>0.59814817</text:p>
              </table:table-cell>
              <table:table-cell office:value-type="float" office:value="0.85714287">
                <text:p>0.85714287</text:p>
              </table:table-cell>
            </table:table-row>
            <table:table-row>
              <table:table-cell office:value-type="string">
                <text:p>SingleSmallJetbot-v1-t5</text:p>
              </table:table-cell>
              <table:table-cell office:value-type="float" office:value="0.9509346">
                <text:p>0.9509346</text:p>
              </table:table-cell>
              <table:table-cell office:value-type="float" office:value="0.9111111">
                <text:p>0.9111111</text:p>
              </table:table-cell>
            </table:table-row>
            <table:table-row>
              <table:table-cell office:value-type="string">
                <text:p>SingleSmallKaya-v1-t1</text:p>
              </table:table-cell>
              <table:table-cell office:value-type="float" office:value="0.67033356">
                <text:p>0.67033356</text:p>
              </table:table-cell>
              <table:table-cell office:value-type="float" office:value="0.91351354">
                <text:p>0.913513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